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fo:background-color="transparent" style:font-name-asian="Courier New" style:font-name-complex="Courier New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bold" fo:background-color="transparent" style:font-name-asian="Courier New" style:font-name-complex="Courier New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style="italic" fo:font-weight="bold" fo:background-color="transparent" style:font-name-asian="Courier New" style:font-name-complex="Courier New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8pt" fo:font-weight="normal" fo:background-color="transparent" style:font-name-asian="Courier New" style:font-name-complex="Courier New"/>
    </style:style>
    <style:style style:name="T1" style:family="text">
      <style:text-properties style:use-window-font-color="true" style:font-name="Courier New" fo:font-size="11pt" fo:font-weight="bold" fo:background-color="transparent" style:font-name-asian="Courier New" style:font-name-complex="Courier New"/>
    </style:style>
    <style:style style:name="T2" style:family="text">
      <style:text-properties style:use-window-font-color="true" style:font-name="Courier New" fo:font-size="11pt" fo:font-weight="normal" fo:background-color="transparent" style:font-name-asian="Courier New" style:font-name-complex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blem:</text:span><text:span text:style-name="T2"> Given pair of Cartesian points, find how many rectangles can we make (squares included). Consider rectangles with sides parallel to X-Y axes.</text:span></text:p>
      <text:p text:style-name="P2"/>
      <text:p text:style-name="P2">E.g.</text:p>
      <text:p text:style-name="P2"><text:s text:c="4"/>* <text:s text:c="6"/>* <text:s text:c="5"/>*</text:p>
      <text:p text:style-name="P2"><text:s text:c="4"/>* <text:s text:c="6"/>* <text:s text:c="5"/>*</text:p>
      <text:p text:style-name="P2">3</text:p>
      <text:p text:style-name="P2"/>
      <text:p text:style-name="P2"><text:s text:c="4"/>* <text:s text:c="6"/>* <text:s text:c="5"/>*</text:p>
      <text:p text:style-name="P2"><text:s text:c="4"/>* <text:s text:c="13"/>*</text:p>
      <text:p text:style-name="P2">1</text:p>
      <text:p text:style-name="P2"/>
      <text:p text:style-name="P2"><text:s text:c="4"/>* <text:s text:c="6"/>* <text:s text:c="5"/>*</text:p>
      <text:p text:style-name="P2"><text:s text:c="4"/>* <text:s text:c="13"/>*</text:p>
      <text:p text:style-name="P2"><text:s text:c="4"/>* <text:s text:c="6"/>* <text:s text:c="5"/>*</text:p>
      <text:p text:style-name="P2">5 (and not 6 as only sides parallel to X-Y axes)</text:p>
      <text:p text:style-name="P2"/>
      <text:p text:style-name="P3">Solution:</text:p>
      <text:p text:style-name="P2">A rectangle is formed for points that are:</text:p>
      <text:p text:style-name="P2"/>
      <text:p text:style-name="P2">x1,y2 <text:s text:c="7"/>x2,y2</text:p>
      <text:p text:style-name="P2"/>
      <text:p text:style-name="P2">x1,y1 <text:s text:c="7"/>x2,y1</text:p>
      <text:p text:style-name="P2"/>
      <text:p text:style-name="P4">simple answer:</text:p>
      <text:p text:style-name="P2">Try to form pair of points that are on same X and Y lines and then merge them.</text:p>
      <text:p text:style-name="P2"/>
      <text:p text:style-name="P5">for pair in pair_of_points: # O(n^2). nested loop</text:p>
      <text:p text:style-name="P5"><text:tab/>if x1 == x2:</text:p>
      <text:p text:style-name="P5"><text:tab/><text:tab/>same_vertical.append(x1,y1, x1,y2)</text:p>
      <text:p text:style-name="P5"/>
      <text:p text:style-name="P5">for pair in pair_of_points:</text:p>
      <text:p text:style-name="P5"><text:tab/>if y1 == y2:</text:p>
      <text:p text:style-name="P5"><text:tab/><text:tab/>same_horizontal.append(x1,y1, x2,y1)</text:p>
      <text:p text:style-name="P5"/>
      <text:p text:style-name="P5"># and then compare pairs</text:p>
      <text:p text:style-name="P5">for pair in same_horizontal:</text:p>
      <text:p text:style-name="P5"><text:tab/>for pair in same_horizontal:</text:p>
      <text:p text:style-name="P5"><text:tab/><text:tab/>if same_vertical.contains(pair1^pair2) and same_vertical.contains(pair2^pair1):</text:p>
      <text:p text:style-name="P5"><text:tab/><text:tab/><text:tab/>rectangle.append(pair1, pair2)</text:p>
      <text:p text:style-name="P2"/>
      <text:p text:style-name="P2"># O(n^3)</text:p>
      <text:p text:style-name="P2"/>
      <text:p text:style-name="P4">simpler answer:</text:p>
      <text:p text:style-name="P2">instead of considering same lines, consider all diagonal pairs (points that don't lie on same X,Y lines)</text:p>
      <text:p text:style-name="P2"/>
      <text:p text:style-name="P5">for pair in points:</text:p>
      <text:p text:style-name="P5"><text:tab/>if x1 != x2 and y1 != y2:</text:p>
      <text:p text:style-name="P5"><text:tab/><text:tab/>if points.contain(x1, y2) and points.contain(x2, y1):</text:p>
      <text:p text:style-name="P5"><text:tab/><text:tab/><text:tab/>rectangle.append(x1,y1, x2,y1, x2,y2, x1,y2)</text:p>
      <text:p text:style-name="P2"/>
      <text:p text:style-name="P2"># O(n^3)</text:p>
      <text:p text:style-name="P2"># we can have points in a set for search - O(n^2)</text:p>
      <text:p text:style-name="P2"/>
      <text:p text:style-name="P3">harder problem:</text:p>
      <text:p text:style-name="P2">what if rectangles could be all over the place</text:p>
      <text:p text:style-name="P2"><text:soft-page-break/></text:p>
      <text:p text:style-name="P2">- Then consider 3 point groups and find whether there is a fourth point that completes the rectangle.</text:p>
      <text:p text:style-name="P2">- pair of all diagonals and diagonals should 'bisect' at 90 degrees and have equal length.</text:p>
      <text:p text:style-name="P2"/>
      <text:p text:style-name="P2"/>
      <text:p text:style-name="P5">for pair in points:</text:p>
      <text:p text:style-name="P5"><text:tab/>if x1 != x2 and y1 != y2:</text:p>
      <text:p text:style-name="P5"><text:tab/><text:tab/>diagonals.append(x1,y1, x2,y2)</text:p>
      <text:p text:style-name="P5"/>
      <text:p text:style-name="P5">for d1 in diagonals:</text:p>
      <text:p text:style-name="P5"><text:tab/>for d2 in diagonals:</text:p>
      <text:p text:style-name="P5"><text:tab/><text:tab/>if len(d1) == len(d2)</text:p>
      <text:p text:style-name="P5"><text:tab/><text:tab/><text:tab/>and slope(d1) * slope(d2) = -1</text:p>
      <text:p text:style-name="P5"><text:tab/><text:tab/><text:tab/>and intersection(d1, d2) is midpoint:</text:p>
      <text:p text:style-name="P5"><text:tab/><text:tab/><text:tab/>rectangle.append(d1, d2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0-09-20T03:03:11.19</dc:date>
    <dc:creator>Gaurav Mittal</dc:creator>
    <meta:editing-duration>PT31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2" meta:paragraph-count="51" meta:word-count="273" meta:character-count="1718"/>
  </office:meta>
</office:document-meta>
</file>